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700000130491A6375.png"/>
  <manifest:file-entry manifest:media-type="image/png" manifest:full-path="Pictures/100000000000032A0000032E90E819AC.png"/>
  <manifest:file-entry manifest:media-type="" manifest:full-path="Pictures/2000000700004AD500002747765F9D6F.svm"/>
  <manifest:file-entry manifest:media-type="image/png" manifest:full-path="Pictures/100000000000030300000191FF7099C5.png"/>
  <manifest:file-entry manifest:media-type="image/png" manifest:full-path="Pictures/10000000000001FA00000292F926D96E.png"/>
  <manifest:file-entry manifest:media-type="image/png" manifest:full-path="Pictures/10000000000003410000036752BC38CB.png"/>
  <manifest:file-entry manifest:media-type="image/png" manifest:full-path="Pictures/1000000000000293000002A9C505C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339cm" style:rel-column-width="14966*"/>
    </style:style>
    <style:style style:name="Table1.B" style:family="table-column">
      <style:table-column-properties style:column-width="14.661cm" style:rel-column-width="505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Heading_20_3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P6" style:family="paragraph" style:parent-style-name="Table_20_Contents">
      <style:text-properties style:font-name="Verdana" fo:font-size="10pt" style:font-size-asian="10pt" style:font-size-complex="10pt"/>
    </style:style>
    <style:style style:name="P7" style:family="paragraph" style:parent-style-name="Table_20_Contents">
      <style:text-properties style:font-name="Verdana" fo:font-size="10pt" fo:language="en" fo:country="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Heading_20_1">
      <style:text-properties style:font-name="Verdana" fo:font-size="10pt" style:font-size-asian="10pt" style:font-size-complex="10pt"/>
    </style:style>
    <style:style style:name="P10" style:family="paragraph" style:parent-style-name="Heading_20_1">
      <style:text-properties fo:font-size="10pt" style:font-size-asian="10pt" style:font-size-complex="10pt"/>
    </style:style>
    <style:style style:name="P11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P12" style:family="paragraph" style:parent-style-name="Heading_20_1">
      <style:paragraph-properties fo:break-before="page"/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5" style:family="text">
      <style:text-properties style:font-name="Verdana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ttps://en.wikipedia.org/wiki/List_of_integrated_circuit_packaging_types</text:p>
      <text:p text:style-name="P2"/>
      <text:p text:style-name="P2"/>
      <text:p text:style-name="P2"/>
      <text:p text:style-name="P2">Flat packages</text:p>
      <text:p text:style-name="P2">Small outline packages</text:p>
      <text:p text:style-name="P2">Chip-Scale packages</text:p>
      <text:p text:style-name="P2">Ball grid array</text:p>
      <text:p text:style-name="P2">Transistor, diode, small pin count IC packages</text:p>
      <text:p text:style-name="P2"/>
      <text:h text:style-name="P9" text:outline-level="1"><text:span text:style-name="T1">SOIC </text:span>Small Outline Integrated Circuit</text:h>
      <text:p text:style-name="P2">https://en.wikipedia.org/wiki/Small_Outline_Integrated_Circui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3"><text:bookmark text:name="Narrow_SOIC_.28JEDEC.29"/>Narrow SOIC (JEDEC)</text:h>
            <text:p text:style-name="P6"/>
          </table:table-cell>
          <table:table-cell table:style-name="Table1.B1" office:value-type="string">
            <text:p text:style-name="P6"><draw:frame draw:style-name="fr1" draw:name="graphics1" text:anchor-type="paragraph" svg:width="14.467cm" svg:height="7.592cm" draw:z-index="0"><draw:image xlink:href="Pictures/2000000700004AD500002747765F9D6F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Wide SOIC</text:p>
          </table:table-cell>
          <table:table-cell table:style-name="Table1.B2" office:value-type="string">
            <text:p text:style-name="P6"><text:span text:style-name="T3">The difference is mainly related to the parameters W</text:span><text:span text:style-name="T3">B</text:span><text:span text:style-name="T2"> </text:span><text:span text:style-name="T3">and W</text:span><text:span text:style-name="T3">L</text:span> </text:p>
          </table:table-cell>
        </table:table-row>
        <table:table-row>
          <table:table-cell table:style-name="Table1.A2" office:value-type="string">
            <text:p text:style-name="P7">MSOIC</text:p>
          </table:table-cell>
          <table:table-cell table:style-name="Table1.B2" office:value-type="string">
            <text:p text:style-name="P6"><text:span text:style-name="T3">SOIC variant, available only for 8-pins and 10-pins ICs, is the mini-SOIC, also called micro-SOIC. This case is much smaller with a pitch of only 0.5mm.</text:span> </text:p>
          </table:table-cell>
        </table:table-row>
        <table:table-row>
          <table:table-cell table:style-name="Table1.A2" office:value-type="string">
            <text:p text:style-name="P7">SOJ</text:p>
          </table:table-cell>
          <table:table-cell table:style-name="Table1.B2" office:value-type="string">
            <text:p text:style-name="P6"><text:span text:style-name="T3">is a version of SOIC with J-type leads instead of gull-wing leads.</text:span> </text:p>
          </table:table-cell>
        </table:table-row>
        <table:table-row>
          <table:table-cell table:style-name="Table1.A2" office:value-type="string">
            <text:p text:style-name="P7">SOP</text:p>
          </table:table-cell>
          <table:table-cell table:style-name="Table1.B2" office:value-type="string">
            <text:p text:style-name="P6"><text:span text:style-name="T3">a family of smaller form factors , </text:span><text:span text:style-name="T4">with </text:span><text:span text:style-name="T3">pin spacings less than 1.27 mm</text:span> </text:p>
            <text:p text:style-name="P6"/>
            <text:p text:style-name="P6">Plastic small outline package (PSOP)</text:p>
            <text:p text:style-name="P6">Thin small outline package (TSOP)</text:p>
            <text:p text:style-name="P6">Thin-shrink small outline package (TSSOP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"/>
      <text:p text:style-name="P2"/>
      <text:p text:style-name="P2"/>
      <text:h text:style-name="P11" text:outline-level="1">SOIC-8-N</text:h>
      <text:p text:style-name="P4"><text:span text:style-name="T5"><draw:frame draw:style-name="fr2" draw:name="graphics2" text:anchor-type="as-char" svg:y="-17.02cm" svg:width="17.53cm" svg:height="18.02cm" draw:z-index="2"><draw:image xlink:href="Pictures/1000000000000293000002A9C505CE58.png" xlink:type="simple" xlink:show="embed" xlink:actuate="onLoad"/></draw:frame></text:span><text:soft-page-break/><text:span text:style-name="T5"><draw:frame draw:style-name="fr3" draw:name="graphics3" text:anchor-type="as-char" svg:y="0cm" svg:width="17.147cm" svg:height="17.231cm" draw:z-index="1"><draw:image xlink:href="Pictures/100000000000032A0000032E90E819AC.png" xlink:type="simple" xlink:show="embed" xlink:actuate="onLoad"/></draw:frame></text:span></text:p>
      <text:p text:style-name="P2"/>
      <text:p text:style-name="P2"><text:soft-page-break/><draw:frame draw:style-name="fr4" draw:name="graphics4" text:anchor-type="as-char" svg:width="17.634cm" svg:height="18.438cm" draw:z-index="3"><draw:image xlink:href="Pictures/10000000000003410000036752BC38CB.png" xlink:type="simple" xlink:show="embed" xlink:actuate="onLoad"/></draw:frame></text:p>
      <text:p text:style-name="P2"/>
      <text:h text:style-name="P10" text:outline-level="1"><text:soft-page-break/>SOIC-16-W</text:h>
      <text:p text:style-name="Standard"><text:span text:style-name="T6"><draw:frame draw:style-name="fr5" draw:name="graphics7" text:anchor-type="as-char" svg:width="11.321cm" svg:height="5.888cm" draw:z-index="6"><draw:image xlink:href="Pictures/100000000000030300000191FF7099C5.png" xlink:type="simple" xlink:show="embed" xlink:actuate="onLoad"/></draw:frame></text:span></text:p>
      <text:p text:style-name="Standard"/>
      <text:p text:style-name="Standard"/>
      <text:h text:style-name="P12" text:outline-level="1">TSSOP-24</text:h>
      <text:p text:style-name="P4">http://www.analog.com/en/design-center/packaging-quality-symbols-footprints/package-index/sop-small-outline-package/tssop-thin-1_2mm.html</text:p>
      <text:p text:style-name="P4"><draw:frame draw:style-name="fr4" draw:name="graphics6" text:anchor-type="as-char" svg:width="10.343cm" svg:height="8.042cm" draw:z-index="5"><draw:image xlink:href="Pictures/100000000000018700000130491A63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1">LQFP-32</text:h>
      <text:p text:style-name="P3"><draw:frame draw:style-name="fr4" draw:name="graphics5" text:anchor-type="as-char" svg:width="13.386cm" svg:height="17.408cm" draw:z-index="4"><draw:image xlink:href="Pictures/10000000000001FA00000292F926D96E.png" xlink:type="simple" xlink:show="embed" xlink:actuate="onLoad"/></draw:frame></text:p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ltium2 &gt; IC packaging type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2:22:48.43</meta:creation-date>
    <meta:generator>OpenOffice/4.1.2$Win32 OpenOffice.org_project/412m3$Build-9782</meta:generator>
    <dc:date>2017-05-13T23:41:29.74</dc:date>
    <meta:editing-duration>PT1H30M12S</meta:editing-duration>
    <meta:editing-cycles>12</meta:editing-cycles>
    <dc:creator>Boris </dc:creator>
    <meta:document-statistic meta:table-count="1" meta:image-count="7" meta:object-count="0" meta:page-count="7" meta:paragraph-count="31" meta:word-count="120" meta:character-count="990"/>
  </office:meta>
</office:document-meta>
</file>